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c1e6" officeooo:paragraph-rsid="000dc1e6" style:font-weight-asian="bold" style:font-weight-complex="bold"/>
    </style:style>
    <style:style style:name="P2" style:family="paragraph" style:parent-style-name="Standard">
      <style:text-properties fo:font-weight="normal" officeooo:rsid="000dc1e6" officeooo:paragraph-rsid="000dc1e6" style:font-weight-asian="normal" style:font-weight-complex="normal"/>
    </style:style>
    <style:style style:name="P3" style:family="paragraph" style:parent-style-name="Standard">
      <style:text-properties fo:font-weight="normal" officeooo:rsid="000dc1e6" officeooo:paragraph-rsid="000e9ef7" style:font-weight-asian="normal" style:font-weight-complex="normal"/>
    </style:style>
    <style:style style:name="P4" style:family="paragraph" style:parent-style-name="Standard">
      <style:text-properties fo:font-weight="normal" officeooo:rsid="000e9ef7" officeooo:paragraph-rsid="000e9ef7" style:font-weight-asian="normal" style:font-weight-complex="normal"/>
    </style:style>
    <style:style style:name="P5" style:family="paragraph" style:parent-style-name="Standard">
      <style:text-properties fo:font-weight="normal" officeooo:rsid="000fd3f0" officeooo:paragraph-rsid="000fd3f0" style:font-weight-asian="normal" style:font-weight-complex="normal"/>
    </style:style>
    <style:style style:name="P6" style:family="paragraph" style:parent-style-name="Standard">
      <style:text-properties fo:font-weight="normal" officeooo:rsid="00118575" officeooo:paragraph-rsid="00118575" style:font-weight-asian="normal" style:font-weight-complex="normal"/>
    </style:style>
    <style:style style:name="T1" style:family="text">
      <style:text-properties officeooo:rsid="000fd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101</text:p>
      <text:p text:style-name="P2">Unix kallades det på skoj. Bell Labs.</text:p>
      <text:p text:style-name="P2">Minix</text:p>
      <text:p text:style-name="P2"/>
      <text:p text:style-name="P2">Monolithics kärna. Allt sitter I core. Fula rättigheter I kärnan ofc. Tannenbaum tyckte det var dumt </text:p>
      <text:p text:style-name="P3">“Kärnan ska vara liten och man ska bygga runt ikring och snacka med den. Då krashar inte allt.”</text:p>
      <text:p text:style-name="P3"/>
      <text:p text:style-name="P4">Tannen hade rätt. Men man betalar alltid ett litet pris för att componentisera. </text:p>
      <text:p text:style-name="P4"/>
      <text:p text:style-name="P4">FreeBSD är fri från At &amp; T s kod.</text:p>
      <text:p text:style-name="P4"/>
      <text:p text:style-name="P4">GNU projekt leddes av stallman/tordval.</text:p>
      <text:p text:style-name="P4"/>
      <text:p text:style-name="P4">GNU/linus blev ett helt fritt operativsystem. <text:span text:style-name="T1">Google plockade upp och gör Android av.</text:span></text:p>
      <text:p text:style-name="P4"/>
      <text:p text:style-name="P4">Mach Carnegie Mellon. Micro artichtektur. Liten kärna komponenter snackar med vrandra.</text:p>
      <text:p text:style-name="P4">Födde OS X , Apple</text:p>
      <text:p text:style-name="P4"/>
      <text:p text:style-name="P4">Röd får du sälja vidare som en klump som ingen har rätt att titta på. Måste betala någon ägare tho!<text:line-break/><text:line-break/>“<text:span text:style-name="T1">Hela poängen med kärnan är att vara onsynlig. Att få alla applikationen är de ensamt äger datorn.”</text:span></text:p>
      <text:p text:style-name="P4"/>
      <text:p text:style-name="P5">Debian plockar ihop paket. Som t.ex. Ubuntu.</text:p>
      <text:p text:style-name="P5"/>
      <text:p text:style-name="P6">Ubuntu brukade köra Gnome, men det var inte responsivt så det skapade unity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3:17:59.126465026</meta:creation-date>
    <dc:date>2016-09-06T21:03:52.589311844</dc:date>
    <meta:editing-duration>PT7H25M3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57" meta:character-count="908" meta:non-whitespace-character-count="762"/>
  </office:meta>
</office:document-meta>
</file>